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Switch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145.93">
            <text:p>145,93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29.186">
            <text:p>29,19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116.744">
            <text:p>116,7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2.33488">
            <text:p>2,33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114.40912">
            <text:p>114,41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>
            <text:p>0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114.40912">
            <text:p>114,41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28.60228">
            <text:p>28,6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143.0114">
            <text:p>143,01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21.45171">
            <text:p>21,45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164.46311">
            <text:p>164,4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3.2892622">
            <text:p>3,29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167.7523722">
            <text:p>167,75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25.16285583">
            <text:p>25,16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192.91522803">
            <text:p>192,92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1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1:51.85</dc:date>
    <meta:editing-duration>PT1M7S</meta:editing-duration>
    <meta:editing-cycles>1</meta:editing-cycles>
    <meta:document-statistic meta:table-count="1" meta:cell-count="38" meta:object-count="0"/>
  </office:meta>
</office:document-meta>
</file>